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netDefine.setIf( String 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Define.getValue( Task ow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tnetDefine.setUnless( String 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Defin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Defin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Define.isSet( Task own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